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22cm"/>
    </style:style>
    <style:style style:name="co6" style:family="table-column">
      <style:table-column-properties fo:break-before="auto" style:column-width="12.663cm"/>
    </style:style>
    <style:style style:name="co7" style:family="table-column">
      <style:table-column-properties fo:break-before="auto" style:column-width="9.668cm"/>
    </style:style>
    <style:style style:name="co8" style:family="table-column">
      <style:table-column-properties fo:break-before="auto" style:column-width="11.356cm"/>
    </style:style>
    <style:style style:name="co9" style:family="table-column">
      <style:table-column-properties fo:break-before="auto" style:column-width="9.585cm"/>
    </style:style>
    <style:style style:name="co10" style:family="table-column">
      <style:table-column-properties fo:break-before="auto" style:column-width="10.5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6.369cm" fo:break-before="auto" style:use-optimal-row-height="true"/>
    </style:style>
    <style:style style:name="ro15" style:family="table-row">
      <style:table-row-properties style:row-height="5.581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5.976cm" fo:break-before="auto" style:use-optimal-row-height="true"/>
    </style:style>
    <style:style style:name="ro18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b85c00"/>
    </style:style>
    <style:style style:name="ta4" style:family="table" style:master-page-name="Default">
      <style:table-properties table:display="true" style:writing-mode="lr-tb" tableooo:tab-color="#ffffd7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729fcf"/>
    </style:style>
    <style:style style:name="ta7" style:family="table" style:master-page-name="Default">
      <style:table-properties table:display="true" style:writing-mode="lr-tb" tableooo:tab-color="#c9211e"/>
    </style:style>
    <style:style style:name="ce14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2" style:family="table-cell" style:parent-style-name="Default">
      <style:table-cell-properties fo:background-color="transparent" fo:wrap-option="wrap" fo:border="0.06pt solid #000000" style:vertical-align="top"/>
    </style:style>
    <style:style style:name="ce33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36" style:family="table-cell" style:parent-style-name="Default">
      <style:table-cell-properties fo:background-color="#ffffd7" fo:wrap-option="wrap" fo:border="0.06pt solid #000000" style:vertical-align="top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T1" style:family="text">
      <style:text-properties fo:color="#55308d"/>
    </style:style>
    <style:style style:name="T2" style:family="text">
      <style:text-properties fo:color="#468a1a"/>
    </style:style>
    <style:style style:name="T3" style:family="text">
      <style:text-properties fo:color="#999999"/>
    </style:style>
    <style:style style:name="T4" style:family="text">
      <style:text-properties fo:color="#058d98"/>
    </style:style>
    <style:style style:name="T5" style:family="text">
      <style:text-properties fo:color="#be480a"/>
    </style:style>
    <style:style style:name="T6" style:family="text">
      <style:text-properties fo:color="#3e681b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b85c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ans" style:font-weight-asian="bold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11" style:family="text">
      <style:text-properties fo:color="#ff3838"/>
    </style:style>
    <style:style style:name="T12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17" style:family="text">
      <style:text-properties style:use-window-font-color="true"/>
    </style:style>
    <style:style style:name="T18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2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23" style:family="text">
      <style:text-properties style:language-complex="hi" style:country-complex="IN" style:font-weight-complex="bold" fo:font-weight="bold" style:text-overline-style="none" style:text-overline-color="font-color" style:font-relief="none" style:text-emphasize="none" style:font-style-complex="normal" style:font-style-asian="normal" style:font-size-complex="10pt" style:font-size-asian="10pt" style:font-name-asian="Noto Sans CJK SC" style:font-name="Liberation Sans" style:font-name-complex="Lohit Devanagari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style:font-weight-asian="bold" style:use-window-font-color="true"/>
    </style:style>
    <style:style style:name="T24" style:family="text">
      <style:text-properties style:font-name-asian="Noto Sans CJK SC" fo:color="#be48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6" style:family="text">
      <style:text-properties fo:font-size="10pt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7" style:family="text">
      <style:text-properties fo:font-size="10pt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3e681b"/>
    </style:style>
    <style:style style:name="T2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29" style:family="text">
      <style:text-properties fo:color="#a1467e"/>
    </style:style>
    <style:style style:name="T30" style:family="text">
      <style:text-properties fo:color="#b47804"/>
    </style:style>
    <style:style style:name="T3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3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38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4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4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808080"/>
    </style:style>
    <style:style style:name="T4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e681b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62" table:default-cell-style-name="ce19"/>
        <table:table-column table:style-name="co3" table:number-columns-repeated="960" table:default-cell-style-name="ce20"/>
        <table:table-row table:style-name="ro1">
          <table:table-cell table:style-name="ce14" office:value-type="string" calcext:value-type="string">
            <text:p>ССЫЛКИ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1" office:value-type="string" calcext:value-type="string">
            <text:p><text:a xlink:href="https://gobyexample.com/" xlink:type="simple">https://gobyexample.com/</text:a></text:p>
          </table:table-cell>
          <table:table-cell table:style-name="ce21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<text:a xlink:href="https://gobyexample.com.ru/" xlink:type="simple">https://gobyexample.com.ru/</text:a></text:p>
          </table:table-cell>
          <table:table-cell table:style-name="ce21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21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<text:a xlink:href="https://play.golang.org/" xlink:type="simple">https://play.golang.org/</text:a></text:p>
          </table:table-cell>
          <table:table-cell table:style-name="ce21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2">
          <table:table-cell table:style-name="ce15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15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ackage mainimport ( <text:s text:c="3"/>"fmt" <text:s text:c="3"/>"math")const s string = "constant"func main() { … }</text:p>
          </table:table-cell>
          <table:table-cell table:style-name="ce15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омменты</text:p>
          </table:table-cell>
          <table:table-cell table:style-name="ce14"/>
          <table:table-cell table:number-columns-repeated="1022"/>
        </table:table-row>
        <table:table-row table:style-name="ro4">
          <table:table-cell table:style-name="ce15" office:value-type="string" calcext:value-type="string">
            <text:p><text:span text:style-name="T1">package</text:span> main</text:p>
            <text:p/>
            <text:p><text:span text:style-name="T3">// обычный строчный комментарий</text:span></text:p>
            <text:p/>
            <text:p/>
            <text:p><text:span text:style-name="T3">/* тоже комментарий</text:span></text:p>
            <text:p/>
            <text:p><text:span text:style-name="T3"> только на несколько строк</text:span></text:p>
            <text:p><text:span text:style-name="T3">*/</text:span></text:p>
            <text:p/>
            <text:p><text:span text:style-name="T3">/* Многострочный комментарий для функции main().</text:span></text:p>
            <text:p><text:span text:style-name="T3">  Чтобы увидеть его, запустите в консоли команду:</text:span></text:p>
            <text:p/>
            <text:p><text:span text:style-name="T3">    godoc comments.go</text:span></text:p>
            <text:p/>
            <text:p><text:span text:style-name="T3">*/</text:span></text:p>
            <text:p/>
            <text:p><text:span text:style-name="T1">func</text:span> <text:span text:style-name="T4">main</text:span>() {</text:p>
            <text:p>}</text:p>
          </table:table-cell>
          <table:table-cell table:style-name="ce15"/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Присвоение, типы</text:p>
          </table:table-cell>
          <table:table-cell table:style-name="ce14"/>
          <table:table-cell table:number-columns-repeated="1022"/>
        </table:table-row>
        <table:table-row table:style-name="ro5">
          <table:table-cell table:style-name="ce15" office:value-type="string" calcext:value-type="string">
            <text:p>perem := 1</text:p>
          </table:table-cell>
          <table:table-cell table:style-name="ce15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9">ВАЖНО! </text:span> Это не ссылка на объект, на который могут быть другие ссылки, как в Питоне. </text:p>
            <text:p><text:span text:style-name="T9">Это создание нового независимого объекта с простановкой значения!</text:span></text:p>
            <text:p><text:span text:style-name="T9"/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eflect.<text:span text:style-name="T1">TypeOf</text:span>(tst)</text:p>
          </table:table-cell>
          <table:table-cell table:style-name="ce15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nil</text:p>
          </table:table-cell>
          <table:table-cell table:style-name="ce15" office:value-type="string" calcext:value-type="string">
            <text:p>None или Null</text:p>
          </table:table-cell>
          <table:table-cell table:number-columns-repeated="1022"/>
        </table:table-row>
        <table:table-row table:style-name="ro6">
          <table:table-cell table:style-name="ce12" office:value-type="string" calcext:value-type="string">
            <text:p>t := x.(*T)</text:p>
          </table:table-cell>
          <table:table-cell table:style-name="ce12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7">Возвращает t с типом T; а если x is nil, «паникует».</text:span></text:p>
            <text:p><text:span text:style-name="T10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t,ok := x.(*T) </text:p>
          </table:table-cell>
          <table:table-cell table:style-name="ce12" office:value-type="string" calcext:value-type="string">
            <text:p><text:span text:style-name="T7">Если x принадлежит типу T, ok is true и  t iтипа t.</text:span></text:p>
            <text:p><text:span text:style-name="T7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5" office:value-type="string" calcext:value-type="string">
            <text:p>i, err := strconv.Atoi(<text:span text:style-name="T2">"-42"</text:span>)</text:p>
          </table:table-cell>
          <table:table-cell table:style-name="ce15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 := strconv.Itoa(-42)</text:p>
          </table:table-cell>
          <table:table-cell table:style-name="ce15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Pointers</text:p>
          </table:table-cell>
          <table:table-cell table:style-name="ce13" office:value-type="string" calcext:value-type="string">
            <text:p>Указатели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5">func</text:span> zeroval(ival <text:span text:style-name="T1">int</text:span>) {</text:p>
            <text:p>    ival = 0</text:p>
            <text:p>}</text:p>
          </table:table-cell>
          <table:table-cell table:style-name="ce15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5">func</text:span> zeroptr(iptr *<text:span text:style-name="T1">int</text:span>) {</text:p>
            <text:p>    *iptr = 0</text:p>
            <text:p>}</text:p>
          </table:table-cell>
          <table:table-cell table:style-name="ce15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<text:span text:style-name="T5">func</text:span> main() {</text:p>
            <text:p>    i := 1</text:p>
            <text:p>    fmt.<text:span text:style-name="T1">Println</text:span>(<text:span text:style-name="T6">"initial:"</text:span>, i)</text:p>
            <text:p>    zeroval(i)</text:p>
            <text:p>    fmt.<text:span text:style-name="T1">Println</text:span>(<text:span text:style-name="T6">"zeroval:"</text:span>, i)</text:p>
            <text:p/>
            <text:p>    zeroptr(&amp;i)</text:p>
            <text:p>    fmt.<text:span text:style-name="T1">Println</text:span>(<text:span text:style-name="T6">"zeroptr:"</text:span>, i)</text:p>
            <text:p>    fmt.<text:span text:style-name="T1">Println</text:span>(<text:span text:style-name="T6">"pointer:"</text:span>, &amp;i)</text:p>
            <text:p>}</text:p>
            <text:p/>
          </table:table-cell>
          <table:table-cell table:style-name="ce15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&amp;i</text:p>
          </table:table-cell>
          <table:table-cell table:style-name="ce15" office:value-type="string" calcext:value-type="string"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<text:span text:style-name="T7">*iptr</text:span></text:p>
            <text:p/>
            <text:p>*iptr = 0</text:p>
          </table:table-cell>
          <table:table-cell table:style-name="ce15" office:value-type="string" calcext:value-type="string">
            <text:p>используется в 2 случаях:</text:p>
            <text:p>1) объявляем переменную-указатель</text:p>
            <text:p>2) изменить ссылку переменной на другую (переопределить указатель)</text:p>
          </table:table-cell>
          <table:table-cell table:number-columns-repeated="1022"/>
        </table:table-row>
        <table:table-row table:style-name="ro1" table:number-rows-repeated="4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<text:span text:style-name="T8">if </text:span>7%2 == 0 {</text:p>
            <text:p>        fmt.<text:span text:style-name="T1">Println</text:span>(<text:span text:style-name="T2">"7 is even"</text:span>)</text:p>
            <text:p>    } <text:span text:style-name="T8">else</text:span> {</text:p>
            <text:p>        fmt.<text:span text:style-name="T1">Println</text:span>(<text:span text:style-name="T2">"7 is odd"</text:span>)</text:p>
            <text:p>    }</text:p>
          </table:table-cell>
          <table:table-cell table:style-name="ce15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8">If </text:span>8%4 == 0 {</text:p>
            <text:p>        fmt.<text:span text:style-name="T1">Println</text:span>(<text:span text:style-name="T2">"8 is divisible by 4"</text:span>)</text:p>
            <text:p>    }</text:p>
          </table:table-cell>
          <table:table-cell table:style-name="ce15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10">
          <table:table-cell table:style-name="ce21" office:value-type="string" calcext:value-type="string">
            <text:p><text:span text:style-name="T8">if </text:span>num := 9; num &lt; 0 {</text:p>
            <text:p>        fmt.<text:span text:style-name="T1">Println</text:span>(num, <text:span text:style-name="T2">"is negative"</text:span>)</text:p>
            <text:p>    } <text:span text:style-name="T8">else</text:span> if num &lt; 10 {</text:p>
            <text:p>        fmt.<text:span text:style-name="T1">Println</text:span>(num,<text:span text:style-name="T2"> "has 1 digit"</text:span>)</text:p>
            <text:p>    } <text:span text:style-name="T8">else</text:span> {</text:p>
            <text:p>        fmt.<text:span text:style-name="T1">Println</text:span>(num, <text:span text:style-name="T2">"has multiple digits"</text:span>)</text:p>
            <text:p>    }</text:p>
            <text:p>}</text:p>
          </table:table-cell>
          <table:table-cell table:style-name="ce15" office:value-type="string" calcext:value-type="string">
            <text:p><text:span text:style-name="T8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switch</text:p>
          </table:table-cell>
          <table:table-cell table:style-name="ce18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i := 2</text:p>
            <text:p>fmt.<text:span text:style-name="T1">Print</text:span>(<text:span text:style-name="T2">"Write "</text:span>, i, <text:span text:style-name="T2">" as "</text:span>)</text:p>
            <text:p><text:span text:style-name="T8">switch</text:span> i {</text:p>
            <text:p>    <text:span text:style-name="T8">case </text:span>1:</text:p>
            <text:p>        fmt.<text:span text:style-name="T1">Println</text:span>(<text:span text:style-name="T2">"one"</text:span>)</text:p>
            <text:p>   <text:span text:style-name="T8"> case</text:span> 2:</text:p>
            <text:p>        fmt.<text:span text:style-name="T1">Println</text:span>(<text:span text:style-name="T2">"two"</text:span>)</text:p>
            <text:p>    <text:span text:style-name="T8">case</text:span> 3:</text:p>
            <text:p>        fmt.<text:span text:style-name="T1">Println</text:span>(<text:span text:style-name="T2">"three"</text:span>)</text:p>
            <text:p>    }</text:p>
            <text:p/>
          </table:table-cell>
          <table:table-cell table:style-name="ce15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<text:span text:style-name="T8">switch</text:span> time.Now().Weekday() {</text:p>
            <text:p>    <text:span text:style-name="T8">case</text:span> time.Saturday, time.Sunday:</text:p>
            <text:p>        fmt.<text:span text:style-name="T1">Println</text:span>("It's the weekend")</text:p>
            <text:p>    <text:span text:style-name="T8">default</text:span>:</text:p>
            <text:p>        fmt.<text:span text:style-name="T1">Println</text:span>("It's a weekday")</text:p>
            <text:p>    }</text:p>
          </table:table-cell>
          <table:table-cell table:style-name="ce15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15" office:value-type="string" calcext:value-type="string">
            <text:p>whatAmI := <text:span text:style-name="T8">func</text:span>(i <text:span text:style-name="T8">interface</text:span>{}) {</text:p>
            <text:p>        <text:span text:style-name="T8">switch</text:span> t := i.(<text:span text:style-name="T8">type</text:span>) {</text:p>
            <text:p>        <text:span text:style-name="T8">case</text:span> bool:</text:p>
            <text:p>            fmt.Println("I'm a bool")</text:p>
            <text:p>        <text:span text:style-name="T8">case</text:span> int:</text:p>
            <text:p>            fmt.Println("I'm an int")</text:p>
            <text:p>        <text:span text:style-name="T8">default</text:span>:</text:p>
            <text:p>            fmt.Printf("Don't know type %T\n", t)</text:p>
            <text:p>        }</text:p>
            <text:p>    }</text:p>
          </table:table-cell>
          <table:table-cell table:style-name="ce15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 table:number-rows-repeated="6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5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4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19">
          <table:table-cell table:style-name="ce15" table:number-columns-repeated="2"/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4"/>
        <table:table-row table:style-name="ro1">
          <table:table-cell table:style-name="ce3" office:value-type="string" calcext:value-type="string">
            <text:p>fmt.print</text:p>
          </table:table-cell>
          <table:table-cell table:style-name="ce3"/>
        </table:table-row>
        <table:table-row table:style-name="ro1">
          <table:table-cell office:value-type="string" calcext:value-type="string">
            <text:p>fmt.<text:span text:style-name="T1">Println</text:span>("Some string")</text:p>
          </table:table-cell>
          <table:table-cell office:value-type="string" calcext:value-type="string">
            <text:p>вывод строки с переходом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1">Print</text:span>("Some string")</text:p>
          </table:table-cell>
          <table:table-cell office:value-type="string" calcext:value-type="string">
            <text:p>вывод строки без перехода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1">Printf</text:span>(<text:span text:style-name="T2">"Name: %s, Age: %d\n"</text:span>, <text:span text:style-name="T2">"Peter"</text:span>, 35)</text:p>
          </table:table-cell>
          <table:table-cell office:value-type="string" calcext:value-type="string">
            <text:p>форматированный вывод.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2" office:value-type="string" calcext:value-type="string">
            <text:p>fmt.<text:span text:style-name="T1">Println</text:span>(<text:span text:style-name="T2">"1+1 ="</text:span>, 1+1)</text:p>
            <text:p>fmt.<text:span text:style-name="T1">Println</text:span>(<text:span text:style-name="T2">"7.0/3.0 ="</text:span>, 7.0/3.0)</text:p>
          </table:table-cell>
          <table:table-cell office:value-type="string" calcext:value-type="string">
            <text:p>Перевод типа из int в string при написании в принте — автоматический</text:p>
          </table:table-cell>
        </table:table-row>
        <table:table-row table:style-name="ro3">
          <table:table-cell office:value-type="string" calcext:value-type="string">
            <text:p>fmt.<text:span text:style-name="T1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office:value-type="string" calcext:value-type="string">
            <text:p>Многострочность обеспечивают обратные кавычки ` - на Tab</text:p>
          </table:table-cell>
        </table:table-row>
        <table:table-row table:style-name="ro6">
          <table:table-cell office:value-type="string" calcext:value-type="string">
            <text:p>fmt.<text:span text:style-name="T1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7">
          <table:table-cell office:value-type="string" calcext:value-type="string">
            <text:p><text:span text:style-name="T6">"go"</text:span> + <text:span text:style-name="T6">"lang"</text:span></text:p>
            <text:p><text:span text:style-name="T6"/></text:p>
          </table:table-cell>
          <table:table-cell office:value-type="string" calcext:value-type="string">
            <text:p>конкатенация строк</text:p>
          </table:table-cell>
        </table:table-row>
        <table:table-row table:style-name="ro1">
          <table:table-cell office:value-type="string" calcext:value-type="string">
            <text:p>strings.ToUpper(thing[index])</text:p>
          </table:table-cell>
          <table:table-cell office:value-type="string" calcext:value-type="string">
            <text:p>Поменять кейс на верхний по индексу символа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st, var, func" table:style-name="ta3">
        <table:table-column table:style-name="co5" table:default-cell-style-name="ce19"/>
        <table:table-column table:style-name="co6" table:default-cell-style-name="ce19"/>
        <table:table-column table:style-name="co3" table:number-columns-repeated="1022" table:default-cell-style-name="ce19"/>
        <table:table-row table:style-name="ro1">
          <table:table-cell table:style-name="ce14" office:value-type="string" calcext:value-type="string">
            <text:p>constants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8">const</text:span> s <text:span text:style-name="T11">string</text:span> = <text:span text:style-name="T2">"constant"</text:span></text:p>
          </table:table-cell>
          <table:table-cell table:style-name="ce15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variables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21" office:value-type="string" calcext:value-type="string">
            <text:p><text:span text:style-name="T5">var</text:span> nowhere *int</text:p>
          </table:table-cell>
          <table:table-cell table:style-name="ce21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2">var</text:span><text:span text:style-name="T13"> a </text:span><text:span text:style-name="T14">int = 100</text:span></text:p>
          </table:table-cell>
          <table:table-cell table:style-name="ce15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a:= 100</text:p>
            <text:p/>
            <text:p/>
            <text:p/>
            <text:p/>
            <text:p/>
            <text:p><text:span text:style-name="T7">a:= 100</text:span></text:p>
            <text:p><text:span text:style-name="T15">a:= 100   </text:span><text:span text:style-name="T16">// error</text:span></text:p>
          </table:table-cell>
          <table:table-cell table:style-name="ce15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15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3">// &lt;-- jazz is new</text:span></text:p>
            <text:p>baz, foo  := someFunc()  <text:span text:style-name="T3">// &lt;-- baz is new</text:span></text:p>
            <text:p/>
            <text:p><text:span text:style-name="T5">var</text:span><text:span text:style-name="T17"> foo </text:span><text:span text:style-name="T1">int</text:span><text:span text:style-name="T17"> = 34</text:span></text:p>
            <text:p><text:span text:style-name="T5">func</text:span><text:span text:style-name="T17"> some() {</text:span></text:p>
            <text:p><text:span text:style-name="T17">  </text:span><text:span text:style-name="T3">// because foo here is scoped to some func</text:span></text:p>
            <text:p><text:span text:style-name="T17">  foo := 42  </text:span><text:span text:style-name="T3">// &lt;-- legal</text:span></text:p>
            <text:p><text:span text:style-name="T17">  foo = 314  </text:span><text:span text:style-name="T3">// &lt;-- legal</text:span></text:p>
            <text:p><text:span text:style-name="T17">}</text:span></text:p>
          </table:table-cell>
          <table:table-cell table:style-name="ce15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7">
          <table:table-cell table:style-name="ce15" office:value-type="string" calcext:value-type="string">
            <text:p><text:span text:style-name="T18">var </text:span><text:span text:style-name="T19">a = </text:span><text:span text:style-name="T20">3</text:span></text:p>
          </table:table-cell>
          <table:table-cell table:style-name="ce15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33" office:value-type="string" calcext:value-type="string">
            <text:p>Functions</text:p>
          </table:table-cell>
          <table:table-cell table:style-name="ce33"/>
          <table:table-cell table:number-columns-repeated="1022"/>
        </table:table-row>
        <table:table-row table:style-name="ro5">
          <table:table-cell table:style-name="ce21" office:value-type="string" calcext:value-type="string">
            <text:p><text:span text:style-name="T21">func</text:span><text:span text:style-name="T7"> (c circleStruct) nameOfFunc(argument </text:span><text:span text:style-name="T22">int</text:span><text:span text:style-name="T7">) (</text:span><text:span text:style-name="T22">float64, error)</text:span><text:span text:style-name="T7"> {</text:span></text:p>
            <text:p><text:span text:style-name="T7">    </text:span><text:span text:style-name="T21">return</text:span><text:span text:style-name="T7"> 1</text:span></text:p>
            <text:p><text:span text:style-name="T7">}</text:span></text:p>
          </table:table-cell>
          <table:table-cell table:style-name="ce21" office:value-type="string" calcext:value-type="string">
            <text:p><text:span text:style-name="T23">как пишется функция:</text:span></text:p>
            <text:p><text:span text:style-name="T24">func</text:span><text:span text:style-name="T25"> </text:span></text:p>
            <text:p><text:span text:style-name="T25">(СТРУКТУРА, к которой привязан метод, если привязан)</text:span></text:p>
            <text:p><text:span text:style-name="T7">ИМЯ ФУНКЦИИ</text:span></text:p>
            <text:p><text:span text:style-name="T7">(АРГУМЕНТЫ С ТИПАМИ) </text:span></text:p>
            <text:p><text:span text:style-name="T7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3">
          <table:table-cell table:style-name="ce16" office:value-type="string" calcext:value-type="string">
            <text:p><text:span text:style-name="T5">func</text:span> plus(a <text:span text:style-name="T1">int</text:span>, b <text:span text:style-name="T1">int</text:span>) <text:span text:style-name="T1">int</text:span> {    </text:p>
            <text:p>    <text:span text:style-name="T5">return</text:span> a + b</text:p>
            <text:p>}</text:p>
          </table:table-cell>
          <table:table-cell table:style-name="ce15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5">func</text:span> plusPlus(a, b, c <text:span text:style-name="T1">int</text:span>) <text:span text:style-name="T1">int</text:span> {</text:p>
            <text:p>    <text:span text:style-name="T5">return</text:span> a + b + c</text:p>
            <text:p>}</text:p>
          </table:table-cell>
          <table:table-cell table:style-name="ce15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3">
          <table:table-cell table:style-name="ce15" office:value-type="string" calcext:value-type="string">
            <text:p><text:span text:style-name="T5">func</text:span> vals() (<text:span text:style-name="T1">int, int</text:span>) {</text:p>
            <text:p>    <text:span text:style-name="T5">return</text:span> 3, 7</text:p>
            <text:p>}</text:p>
          </table:table-cell>
          <table:table-cell table:style-name="ce15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i, err := strconv.Atoi(s)</text:p>
            <text:p><text:span text:style-name="T5">if</text:span> err != nil {</text:p>
            <text:p>    panic("Not a number")</text:p>
            <text:p>}</text:p>
          </table:table-cell>
          <table:table-cell table:style-name="ce15" office:value-type="string" calcext:value-type="string">
            <text:p>Функция может возвращать значение и ошибку, если та появилась.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0">
          <table:table-cell table:style-name="ce15" office:value-type="string" calcext:value-type="string">
            <text:p><text:span text:style-name="T5">func</text:span> sum(nums ...<text:span text:style-name="T1">int</text:span>) {</text:p>
            <text:p>    fmt.<text:span text:style-name="T1">Print</text:span>(nums, <text:span text:style-name="T2">" "</text:span>)</text:p>
            <text:p>    total := 0</text:p>
            <text:p>    <text:span text:style-name="T5">for</text:span> _, num := <text:span text:style-name="T5">range</text:span> nums {</text:p>
            <text:p>        total += num</text:p>
            <text:p>    }</text:p>
            <text:p>    fmt.<text:span text:style-name="T1">Println</text:span>(total)</text:p>
            <text:p>}</text:p>
          </table:table-cell>
          <table:table-cell table:style-name="ce15" office:value-type="string" calcext:value-type="string">
            <text:p>Функция, принимающая любо кол-во переменных одного типа, 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7">
          <table:table-cell table:style-name="ce17" office:value-type="string" calcext:value-type="string">
            <text:p><text:span text:style-name="T7">Closure — Замыкание. П</text:span>еременная, содержащая функцию</text:p>
          </table:table-cell>
          <table:table-cell table:style-name="ce17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<text:span text:style-name="T5">func</text:span> intSeq() <text:span text:style-name="T5">func</text:span>() <text:span text:style-name="T1">int</text:span> {</text:p>
            <text:p>    i := 0</text:p>
            <text:p>    <text:span text:style-name="T5">return</text:span> <text:span text:style-name="T5">func</text:span>() <text:span text:style-name="T1">int</text:span> {</text:p>
            <text:p>        i++</text:p>
            <text:p>        <text:span text:style-name="T5">return</text:span> i</text:p>
            <text:p>    }</text:p>
            <text:p>}</text:p>
          </table:table-cell>
          <table:table-cell table:style-name="ce15" office:value-type="string" calcext:value-type="string">
            <text:p>Возвращает ф-ю, инкременирующую внутреннюю переменную i</text:p>
            <text:p/>
            <text:p>Эта функция также хранит состояние i, </text:p>
            <text:p>поэтому это по сути генератор.</text:p>
            <text:p/>
            <text:p>Каждый новый экземпляр верхней функции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    fmt.<text:span text:style-name="T1">Println</text:span>(nextInt())</text:p>
            <text:p>    fmt.<text:span text:style-name="T1">Println</text:span>(nextInt())</text:p>
            <text:p>    fmt.<text:span text:style-name="T1">Println</text:span>(nextInt())</text:p>
            <text:p/>
            <text:p>    newInts := intSeq()</text:p>
            <text:p>    fmt.<text:span text:style-name="T1">Println</text:span>(newInts()</text:p>
          </table:table-cell>
          <table:table-cell table:style-name="ce15" office:value-type="string" calcext:value-type="string">
            <text:p>При кажд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Рекурсия</text:p>
          </table:table-cell>
          <table:table-cell table:style-name="ce18"/>
          <table:table-cell table:number-columns-repeated="1022"/>
        </table:table-row>
        <table:table-row table:style-name="ro10">
          <table:table-cell table:style-name="ce15" office:value-type="string" calcext:value-type="string">
            <text:p><text:span text:style-name="T5">func</text:span> fact(n int) int {</text:p>
            <text:p>    <text:span text:style-name="T5">if</text:span> n == 0 {</text:p>
            <text:p>        <text:span text:style-name="T5">return</text:span> 1</text:p>
            <text:p>    }</text:p>
            <text:p>    <text:span text:style-name="T5">return</text:span> n * fact(n-1)</text:p>
            <text:p>}</text:p>
            <text:p/>
            <text:p>fmt.<text:span text:style-name="T1">Println</text:span>(fact(7))</text:p>
          </table:table-cell>
          <table:table-cell table:style-name="ce15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1">
          <table:table-cell table:style-name="ce15" office:value-type="string" office:string-value="    var fib func(n int) int&#10;&#10;&#10;    fib = func(n int) int {&#10;        if n &lt; 2 {&#10;            return n&#10;        }&#10;        return fib(n-1) + fib(n-2)&#10;    }&#10;&#10;    fmt.Println(fib(7))" calcext:value-type="string">
            <text:p>    <text:span text:style-name="T5">var</text:span> fib <text:span text:style-name="T5">func</text:span>(n int) int</text:p>
            <text:p/>
            <text:p/>
            <text:p>    fib = <text:span text:style-name="T5">func</text:span>(n int) int {</text:p>
            <text:p>        if n &lt; 2 {</text:p>
            <text:p>            <text:span text:style-name="T5">return</text:span> n</text:p>
            <text:p>        }</text:p>
            <text:p>        <text:span text:style-name="T5">return</text:span> fib(n-1) + fib(n-2)</text:p>
            <text:p>    }</text:p>
            <text:p/>
            <text:p>    fmt.<text:span text:style-name="T1">Println</text:span>(fib(7))</text:p>
          </table:table-cell>
          <table:table-cell table:style-name="ce15" office:value-type="string" calcext:value-type="string">
            <text:p>closure тоже может в рекурсию, но её надо сначала объявить как <text:span text:style-name="T5">var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17"/></text:p>
            <text:p><text:span text:style-name="T17"/></text:p>
            <text:p><text:span text:style-name="T17"/></text:p>
            <text:p><text:span text:style-name="T17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15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4">
        <table:table-column table:style-name="co7" table:number-columns-repeated="2" table:default-cell-style-name="ce4"/>
        <table:table-row table:style-name="ro1">
          <table:table-cell table:style-name="ce36" office:value-type="string" calcext:value-type="string">
            <text:p>Structs</text:p>
          </table:table-cell>
          <table:table-cell table:style-name="ce36" office:value-type="string" calcext:value-type="string">
            <text:p>Структуры</text:p>
          </table:table-cell>
        </table:table-row>
        <table:table-row table:style-name="ro9">
          <table:table-cell office:value-type="string" calcext:value-type="string">
            <text:p><text:span text:style-name="T5">type</text:span> person <text:span text:style-name="T5">struct</text:span> {</text:p>
            <text:p>    name <text:span text:style-name="T1">string</text:span></text:p>
            <text:p>    age  <text:span text:style-name="T1">int</text:span></text:p>
            <text:p>}</text:p>
            <text:p/>
          </table:table-cell>
          <table:table-cell office:value-type="string" calcext:value-type="string">
            <text:p>Структура — половина обычного класса,</text:p>
            <text:p>содержащая только <text:span text:style-name="T9">атрибуты</text:span>, переменные.</text:p>
          </table:table-cell>
        </table:table-row>
        <table:table-row table:style-name="ro2">
          <table:table-cell office:value-type="string" calcext:value-type="string">
            <text:p><text:span text:style-name="T5">func</text:span> newPerson(name <text:span text:style-name="T1">string</text:span>) *person {</text:p>
            <text:p>    p := person{name: name}</text:p>
            <text:p>    p.age = 42</text:p>
            <text:p>    <text:span text:style-name="T5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Можно вернуть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">
          <table:table-cell office:value-type="string" calcext:value-type="string">
            <text:p><text:span text:style-name="T26">k := &amp;person{</text:span><text:span text:style-name="T27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5">type</text:span> rect <text:span text:style-name="T17">struct</text:span> {</text:p>
            <text:p>    width, height <text:span text:style-name="T1">int</text:span></text:p>
            <text:p>}</text:p>
            <text:p/>
            <text:p><text:span text:style-name="T5">func</text:span> (r *rect) area() <text:span text:style-name="T1">int</text:span> {</text:p>
            <text:p>    <text:span text:style-name="T5">return</text:span> r.width * r.height</text:p>
            <text:p>}</text:p>
            <text:p/>
            <text:p><text:span text:style-name="T5">func</text:span> (r rect) perim() <text:span text:style-name="T1">int</text:span> {</text:p>
            <text:p>    <text:span text:style-name="T5">return</text:span> 2*r.width + 2*r.height</text:p>
            <text:p>}</text:p>
            <text:p/>
          </table:table-cell>
          <table:table-cell office:value-type="string" calcext:value-type="string">
            <text:p><text:span text:style-name="T9">Методы</text:span> структур — стоят вне структур!</text:p>
            <text:p/>
            <text:p><text:span text:style-name="T9">Ссылка</text:span> на структуру — в скобках перед именем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36" office:value-type="string" calcext:value-type="string">
            <text:p>Interfaces</text:p>
          </table:table-cell>
          <table:table-cell table:style-name="ce36"/>
        </table:table-row>
        <table:table-row table:style-name="ro6">
          <table:table-cell office:value-type="string" calcext:value-type="string">
            <text:p><text:span text:style-name="T5">type</text:span> geometry <text:span text:style-name="T5">interface</text:span> {</text:p>
            <text:p>    area() <text:span text:style-name="T1">float64</text:span></text:p>
            <text:p>    perim() <text:span text:style-name="T1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5">type</text:span> rect <text:span text:style-name="T5">struct</text:span> {</text:p>
            <text:p>    width, height <text:span text:style-name="T1">float64</text:span></text:p>
            <text:p>}</text:p>
            <text:p><text:span text:style-name="T5">type</text:span> circle <text:span text:style-name="T5">struct</text:span> {</text:p>
            <text:p>    radius <text:span text:style-name="T1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4">
          <table:table-cell office:value-type="string" calcext:value-type="string">
            <text:p><text:span text:style-name="T28">//The implementation for rects.</text:span></text:p>
            <text:p><text:span text:style-name="T5">func</text:span> (r rect) area() <text:span text:style-name="T1">float64</text:span> {</text:p>
            <text:p>    <text:span text:style-name="T5">return</text:span> r.width * r.height</text:p>
            <text:p>}</text:p>
            <text:p><text:span text:style-name="T5">func</text:span> (r rect) perim() <text:span text:style-name="T1">float64</text:span> {</text:p>
            <text:p>    <text:span text:style-name="T5">return</text:span> 2*r.width + 2*r.height</text:p>
            <text:p>}</text:p>
            <text:p><text:span text:style-name="T3"/></text:p>
            <text:p><text:span text:style-name="T3">//The implementation for circles.</text:span></text:p>
            <text:p><text:span text:style-name="T5">func</text:span> (c circle) area() <text:span text:style-name="T1">float64</text:span> {</text:p>
            <text:p>    <text:span text:style-name="T5">return</text:span> math.Pi * c.radius * c.radius</text:p>
            <text:p>}</text:p>
            <text:p><text:span text:style-name="T5">func</text:span> (c circle) perim() <text:span text:style-name="T1">float64</text:span> {</text:p>
            <text:p>    <text:span text:style-name="T5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5">
          <table:table-cell office:value-type="string" calcext:value-type="string">
            <text:p><text:span text:style-name="T5">func</text:span> measure(g geometry) {</text:p>
            <text:p>    fmt.<text:span text:style-name="T1">Println</text:span>(g)</text:p>
            <text:p>    fmt.<text:span text:style-name="T1">Println</text:span>(g.area())</text:p>
            <text:p>    fmt.<text:span text:style-name="T1">Println</text:span>(g.perim())</text:p>
            <text:p>}</text:p>
            <text:p/>
            <text:p><text:span text:style-name="T5">func</text:span> <text:span text:style-name="T1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5">
        <table:table-column table:style-name="co7" table:number-columns-repeated="2" table:default-cell-style-name="ce4"/>
        <table:table-row table:style-name="ro1">
          <table:table-cell table:style-name="ce3" office:value-type="string" calcext:value-type="string">
            <text:p>For</text:p>
          </table:table-cell>
          <table:table-cell table:style-name="ce3"/>
        </table:table-row>
        <table:table-row table:style-name="ro9">
          <table:table-cell office:value-type="string" calcext:value-type="string">
            <text:p> i := 1</text:p>
            <text:p><text:span text:style-name="T8">for</text:span> i &lt;= 3 {</text:p>
            <text:p>    fmt.<text:span text:style-name="T29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8">while</text:span> из Питона</text:p>
          </table:table-cell>
        </table:table-row>
        <table:table-row table:style-name="ro6">
          <table:table-cell office:value-type="string" calcext:value-type="string">
            <text:p><text:span text:style-name="T8">for</text:span> j := 7; j &lt;= 9; j++ {</text:p>
            <text:p>        fmt.<text:span text:style-name="T29">Println</text:span>(j)</text:p>
            <text:p>    }</text:p>
          </table:table-cell>
          <table:table-cell office:value-type="string" calcext:value-type="string">
            <text:p>Классический <text:span text:style-name="T8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8">for</text:span> {</text:p>
            <text:p>    fmt.<text:span text:style-name="T29">Println</text:span>(<text:span text:style-name="T2">"loop"</text:span>)</text:p>
            <text:p>    <text:span text:style-name="T8">break</text:span></text:p>
            <text:p>}</text:p>
            <text:p/>
          </table:table-cell>
          <table:table-cell office:value-type="string" calcext:value-type="string">
            <text:p>Вечный цикл. Он же <text:span text:style-name="T8">while True</text:span> в питоне.</text:p>
            <text:p>Оканчивается только через <text:span text:style-name="T8">break</text:span></text:p>
          </table:table-cell>
        </table:table-row>
        <table:table-row table:style-name="ro5">
          <table:table-cell office:value-type="string" calcext:value-type="string">
            <text:p><text:span text:style-name="T8">for</text:span> n := 0; n &lt;= 5; n++ {</text:p>
            <text:p>        if n%2 == 0 {</text:p>
            <text:p>            <text:span text:style-name="T8">continue</text:span></text:p>
            <text:p>        }</text:p>
            <text:p>        fmt.<text:span text:style-name="T29">Println</text:span>(n)</text:p>
            <text:p>    }</text:p>
            <text:p>}</text:p>
          </table:table-cell>
          <table:table-cell office:value-type="string" calcext:value-type="string">
            <text:p>Пример <text:span text:style-name="T8">continue</text:span></text:p>
          </table:table-cell>
        </table:table-row>
        <table:table-row table:style-name="ro1">
          <table:table-cell table:style-name="ce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rays" table:style-name="ta6">
        <table:table-column table:style-name="co8" table:number-columns-repeated="2" table:default-cell-style-name="ce20"/>
        <table:table-column table:style-name="co3" table:number-columns-repeated="1022" table:default-cell-style-name="ce20"/>
        <table:table-row table:style-name="ro1">
          <table:table-cell table:style-name="ce18" office:value-type="string" calcext:value-type="string">
            <text:p>Массивы с ФИКСИРОВАННОЙ ДЛИНОЙ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8">var</text:span> a [5]<text:span text:style-name="T1">int</text:span></text:p>
          </table:table-cell>
          <table:table-cell table:style-name="ce15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[4] = 100</text:p>
          </table:table-cell>
          <table:table-cell table:style-name="ce15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8">len</text:span>(a)</text:p>
          </table:table-cell>
          <table:table-cell table:style-name="ce15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b := [5]<text:span text:style-name="T1">int</text:span>{1, 2, 3, 4, 5}</text:p>
          </table:table-cell>
          <table:table-cell table:style-name="ce15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Slices</text:p>
          </table:table-cell>
          <table:table-cell table:style-name="ce14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8">var</text:span> scores []<text:span text:style-name="T1">float64</text:span></text:p>
          </table:table-cell>
          <table:table-cell table:style-name="ce15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scores = <text:span text:style-name="T8">append</text:span>(scores, 1.1)</text:p>
          </table:table-cell>
          <table:table-cell table:style-name="ce15" office:value-type="string" calcext:value-type="string">
            <text:p>Добавляем к нему элемент 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7">
          <table:table-cell table:style-name="ce15" office:value-type="string" calcext:value-type="string">
            <text:p>s := <text:span text:style-name="T30">make</text:span>([]<text:span text:style-name="T1">string</text:span>, 3)</text:p>
          </table:table-cell>
          <table:table-cell table:style-name="ce15" office:value-type="string" calcext:value-type="string">
            <text:p>Создаём срез НЕнулевой длины (в данном случае длны 3) через оператор <text:span text:style-name="T8">make</text:span>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<text:span text:style-name="T31">finish := </text:span><text:span text:style-name="T32">make</text:span><text:span text:style-name="T31">([]string, len(start</text:span>))</text:p>
            <text:p><text:span text:style-name="T33">copy</text:span><text:span text:style-name="T34">(finish, start</text:span>)</text:p>
          </table:table-cell>
          <table:table-cell table:style-name="ce15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7">
          <table:table-cell table:style-name="ce15" office:value-type="string" calcext:value-type="string">
            <text:p>t := []<text:span text:style-name="T1">string</text:span>{<text:span text:style-name="T2">"g", "h", "i"</text:span>}</text:p>
          </table:table-cell>
          <table:table-cell table:style-name="ce15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6">
          <table:table-cell table:style-name="ce15" office:value-type="string" calcext:value-type="string">
            <text:p>twoD := <text:span text:style-name="T30">make</text:span>( [ ][ ]<text:span text:style-name="T1">int</text:span>, 3)</text:p>
            <text:p>    <text:span text:style-name="T5">for</text:span> i := 0; i &lt; 3; i++ {</text:p>
            <text:p>        innerLen := i + 1</text:p>
            <text:p>        twoD[i] = <text:span text:style-name="T30">make</text:span>([ ]<text:span text:style-name="T1">int</text:span>, innerLen)</text:p>
            <text:p>        <text:span text:style-name="T5">for</text:span> j := 0; j &lt; innerLen; j++ {</text:p>
            <text:p>            twoD[i][j] = i + j</text:p>
            <text:p>        }</text:p>
            <text:p>    }</text:p>
            <text:p>    fmt.<text:span text:style-name="T1">Println</text:span>("2d: ", twoD)</text:p>
          </table:table-cell>
          <table:table-cell table:style-name="ce15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Maps</text:p>
          </table:table-cell>
          <table:table-cell table:style-name="ce14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m := <text:span text:style-name="T30">make</text:span>(map[<text:span text:style-name="T1">string</text:span>]<text:span text:style-name="T1">int</text:span>)</text:p>
            <text:p/>
          </table:table-cell>
          <table:table-cell table:style-name="ce2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2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v1 := m[<text:span text:style-name="T2">"k1"</text:span>]</text:p>
          </table:table-cell>
          <table:table-cell table:style-name="ce2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<text:span text:style-name="T5">len</text:span>(m)</text:p>
          </table:table-cell>
          <table:table-cell table:style-name="ce2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<text:span text:style-name="T5">delete</text:span>(m, <text:span text:style-name="T2">"k2"</text:span>)</text:p>
          </table:table-cell>
          <table:table-cell table:style-name="ce2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_, prs := m[<text:span text:style-name="T2">"k2"</text:span>]</text:p>
          </table:table-cell>
          <table:table-cell table:style-name="ce2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n := map[<text:span text:style-name="T1">string</text:span>]<text:span text:style-name="T1">int</text:span>{<text:span text:style-name="T2">"foo"</text:span>: 1, <text:span text:style-name="T2">"bar"</text:span>: 2}</text:p>
          </table:table-cell>
          <table:table-cell table:style-name="ce2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22" table:number-columns-repeated="2"/>
          <table:table-cell table:number-columns-repeated="1022"/>
        </table:table-row>
        <table:table-row table:style-name="ro1">
          <table:table-cell table:style-name="ce23" office:value-type="string" calcext:value-type="string">
            <text:p>range</text:p>
          </table:table-cell>
          <table:table-cell table:style-name="ce23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6">
          <table:table-cell table:style-name="ce24" office:value-type="string" calcext:value-type="string">
            <text:p><text:span text:style-name="T35">n := map[</text:span><text:span text:style-name="T36">string</text:span><text:span text:style-name="T35">]</text:span><text:span text:style-name="T36">int</text:span><text:span text:style-name="T35">{</text:span><text:span text:style-name="T37">"foo"</text:span><text:span text:style-name="T35">: 1,</text:span><text:span text:style-name="T37"> "bar"</text:span><text:span text:style-name="T35">: 2}</text:span></text:p>
            <text:p/>
            <text:p><text:span text:style-name="T38">for</text:span><text:span text:style-name="T35"> key, value := </text:span><text:span text:style-name="T39">range</text:span><text:span text:style-name="T35"> n {</text:span></text:p>
            <text:p><text:span text:style-name="T35">    fmt.</text:span><text:span text:style-name="T36">Println</text:span><text:span text:style-name="T35">(</text:span><text:span text:style-name="T37">"key: "</text:span><text:span text:style-name="T35">, key, </text:span><text:span text:style-name="T37">", value: "</text:span><text:span text:style-name="T35">, value)</text:span></text:p>
          </table:table-cell>
          <table:table-cell table:style-name="ce25" office:value-type="string" calcext:value-type="string">
            <text:p><text:span text:style-name="T40">key, value := </text:span><text:span text:style-name="T41">range</text:span></text:p>
            <text:p><text:span text:style-name="T42">Выдает пары индекс-значение или ключ-значение</text:span></text:p>
          </table:table-cell>
          <table:table-cell table:number-columns-repeated="1022"/>
        </table:table-row>
        <table:table-row table:style-name="ro1" table:number-rows-repeated="7">
          <table:table-cell table:style-name="ce2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" table:style-name="ta7">
        <table:table-column table:style-name="co9" table:number-columns-repeated="2" table:default-cell-style-name="ce4"/>
        <table:table-row table:style-name="ro1">
          <table:table-cell table:style-name="ce3" office:value-type="string" calcext:value-type="string">
            <text:p>Errors</text:p>
          </table:table-cell>
          <table:table-cell table:style-name="ce3"/>
        </table:table-row>
        <table:table-row table:style-name="ro17">
          <table:table-cell office:value-type="string" calcext:value-type="string">
            <text:p><text:span text:style-name="T5">package</text:span> <text:span text:style-name="T1">main</text:span></text:p>
            <text:p/>
            <text:p><text:span text:style-name="T5">import</text:span> (</text:p>
            <text:p>  <text:span text:style-name="T6">  "errors"</text:span></text:p>
            <text:p><text:span text:style-name="T6">    "fmt"</text:span></text:p>
            <text:p>)</text:p>
            <text:p/>
            <text:p><text:span text:style-name="T5">func</text:span> f1(arg <text:span text:style-name="T1">int</text:span>) (<text:span text:style-name="T1">int</text:span>, <text:span text:style-name="T1">error</text:span>) {</text:p>
            <text:p>    <text:span text:style-name="T5">if</text:span> arg == 42 {</text:p>
            <text:p>        <text:span text:style-name="T5">return</text:span> -1, errors.New(<text:span text:style-name="T6">"can't work with 42"</text:span>)</text:p>
            <text:p>    }</text:p>
            <text:p/>
            <text:p>    <text:span text:style-name="T5">return</text:span> arg + 3, <text:span text:style-name="T5">nil</text:span></text:p>
            <text:p>}</text:p>
            <text:p/>
          </table:table-cell>
          <table:table-cell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7">Создаём ошибку с помощью </text:span></text:p>
            <text:p><text:span text:style-name="T7">errors.New(</text:span><text:span text:style-name="T44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</table:table-row>
        <table:table-row table:style-name="ro18">
          <table:table-cell office:value-type="string" office:string-value="type argError struct {&#10;    arg  int&#10;    prob string&#10;}&#10;&#10;func (e *argError) Error() string {&#10;    return fmt.Sprintf(&quot;%d - %s&quot;, e.arg, e.prob)&#10;}&#10;&#10;&#10;func f2(arg int) (int, error) {&#10;    if arg == 42 {&#10;        return -1, &amp;argError{arg, &quot;can't work with it&quot;}&#10;    }&#10;    return arg + 3, nil&#10;}&#10;" calcext:value-type="string">
            <text:p><text:span text:style-name="T5">type</text:span> argError <text:span text:style-name="T5">struct</text:span> {</text:p>
            <text:p>    arg  <text:span text:style-name="T1">int</text:span></text:p>
            <text:p>    prob <text:span text:style-name="T1">string</text:span></text:p>
            <text:p>}</text:p>
            <text:p/>
            <text:p><text:span text:style-name="T5">func</text:span> (e *argError) Error() <text:span text:style-name="T1">string</text:span> {</text:p>
            <text:p>    <text:span text:style-name="T5">return</text:span> fmt.Sprintf("%d - %s", e.arg, e.prob)</text:p>
            <text:p>}</text:p>
            <text:p/>
            <text:p/>
            <text:p><text:span text:style-name="T5">func</text:span> f2(arg <text:span text:style-name="T1">int</text:span>) (<text:span text:style-name="T1">int</text:span>, <text:span text:style-name="T1">error</text:span>) {</text:p>
            <text:p>    if arg == 42 {</text:p>
            <text:p>        <text:span text:style-name="T5">return</text:span> -1, &amp;argError{arg, "can't work with it"}</text:p>
            <text:p>    }</text:p>
            <text:p>    <text:span text:style-name="T5">return</text:span> arg + 3, <text:span text:style-name="T5">nil</text:span></text:p>
            <text:p>}</text:p>
            <text:p/>
          </table:table-cell>
          <table:table-cell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6" office:value-type="string" calcext:value-type="string">
            <text:p>Defer</text:p>
          </table:table-cell>
          <table:table-cell table:style-name="ce36"/>
        </table:table-row>
        <table:table-row table:style-name="ro8">
          <table:table-cell office:value-type="string" calcext:value-type="string">
            <text:p>package <text:span text:style-name="T1">main</text:span></text:p>
            <text:p/>
            <text:p><text:span text:style-name="T5">import</text:span> (</text:p>
            <text:p><text:span text:style-name="T6">  "os"</text:span></text:p>
            <text:p>)</text:p>
            <text:p/>
            <text:p><text:span text:style-name="T5">func</text:span> main() {</text:p>
            <text:p>  f, _ := os.Open(<text:span text:style-name="T6">"defer.py"</text:span>)</text:p>
            <text:p>  <text:span text:style-name="T1">defer</text:span> f.Close()</text:p>
            <text:p><text:span text:style-name="T43">  // теперь вы можете читать из f</text:span></text:p>
            <text:p><text:span text:style-name="T43">  // он будет закрыт в конце программы</text:span></text:p>
            <text:p>}</text:p>
          </table:table-cell>
          <table:table-cell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s" table:style-name="ta5">
        <table:table-column table:style-name="co10" table:number-columns-repeated="2" table:default-cell-style-name="ce4"/>
        <table:table-row table:style-name="ro1">
          <table:table-cell table:style-name="ce36" office:value-type="string" calcext:value-type="string">
            <text:p>os</text:p>
          </table:table-cell>
          <table:table-cell table:style-name="ce36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1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3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11:05:37.3901444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18T01:24:26.218154589</dc:date>
    <meta:editing-duration>P1DT11H34M29S</meta:editing-duration>
    <meta:editing-cycles>449</meta:editing-cycles>
    <meta:document-statistic meta:table-count="8" meta:cell-count="199" meta:object-count="0"/>
  </office:meta>
</office:document-meta>
</file>